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d27" officeooo:paragraph-rsid="000ded27"/>
    </style:style>
    <style:style style:name="P2" style:family="paragraph" style:parent-style-name="Standard" style:list-style-name="L1">
      <style:text-properties officeooo:rsid="000ded27" officeooo:paragraph-rsid="000ded27"/>
    </style:style>
    <style:style style:name="P3" style:family="paragraph" style:parent-style-name="Standard">
      <style:text-properties officeooo:rsid="000ded27" officeooo:paragraph-rsid="000ed379"/>
    </style:style>
    <style:style style:name="P4" style:family="paragraph" style:parent-style-name="Standard" style:list-style-name="L1">
      <style:text-properties officeooo:rsid="000ded27" officeooo:paragraph-rsid="000ded27" fo:background-color="#00cc33"/>
    </style:style>
    <style:style style:name="P5" style:family="paragraph" style:parent-style-name="Standard" style:list-style-name="L5">
      <style:text-properties officeooo:rsid="0010ca62" officeooo:paragraph-rsid="0010ca62" fo:background-color="#00cc33"/>
    </style:style>
    <style:style style:name="P6" style:family="paragraph" style:parent-style-name="Standard">
      <style:text-properties officeooo:rsid="000ed379" officeooo:paragraph-rsid="000ed379"/>
    </style:style>
    <style:style style:name="P7" style:family="paragraph" style:parent-style-name="Standard" style:list-style-name="L4">
      <style:text-properties officeooo:rsid="000ed379" officeooo:paragraph-rsid="000ed379"/>
    </style:style>
    <style:style style:name="P8" style:family="paragraph" style:parent-style-name="Standard" style:list-style-name="L5">
      <style:text-properties officeooo:rsid="000ed379" officeooo:paragraph-rsid="000ed379"/>
    </style:style>
    <style:style style:name="P9" style:family="paragraph" style:parent-style-name="Standard" style:list-style-name="L3">
      <style:text-properties officeooo:paragraph-rsid="000ed379"/>
    </style:style>
    <style:style style:name="P10" style:family="paragraph" style:parent-style-name="Standard">
      <style:text-properties officeooo:paragraph-rsid="000ed379"/>
    </style:style>
    <style:style style:name="P11" style:family="paragraph" style:parent-style-name="Standard" style:list-style-name="L5">
      <style:text-properties officeooo:paragraph-rsid="0010ca62"/>
    </style:style>
    <style:style style:name="P12" style:family="paragraph" style:parent-style-name="Standard" style:list-style-name="L5">
      <style:text-properties officeooo:rsid="0010ca62" officeooo:paragraph-rsid="0010ca62"/>
    </style:style>
    <style:style style:name="P13" style:family="paragraph" style:parent-style-name="Standard">
      <style:text-properties officeooo:rsid="0010ca62" officeooo:paragraph-rsid="0010ca62"/>
    </style:style>
    <style:style style:name="P14" style:family="paragraph" style:parent-style-name="Standard" style:list-style-name="L6">
      <style:text-properties officeooo:rsid="0010ca62" officeooo:paragraph-rsid="0010ca62"/>
    </style:style>
    <style:style style:name="P15" style:family="paragraph" style:parent-style-name="Standard" style:list-style-name="L8">
      <style:text-properties officeooo:rsid="0010ca62" officeooo:paragraph-rsid="0010ca62"/>
    </style:style>
    <style:style style:name="P16" style:family="paragraph" style:parent-style-name="Standard" style:list-style-name="L5">
      <style:text-properties officeooo:rsid="0010ca62" officeooo:paragraph-rsid="0010ca62" fo:background-color="#ff9999"/>
    </style:style>
    <style:style style:name="P17" style:family="paragraph" style:parent-style-name="Standard">
      <style:text-properties officeooo:rsid="0010ca62" officeooo:paragraph-rsid="0010ca62" fo:background-color="transparent"/>
    </style:style>
    <style:style style:name="T1" style:family="text">
      <style:text-properties officeooo:rsid="000ed379"/>
    </style:style>
    <style:style style:name="T2" style:family="text">
      <style:text-properties officeooo:rsid="0010ca62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22c8f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s Jessica</text:p>
      <text:p text:style-name="P1"/>
      <text:p text:style-name="P1">1) Alejandro fica responsável por verificar qual melhor método.</text:p>
      <text:p text:style-name="P1"/>
      <text:p text:style-name="P1">2) Isabela faz</text:p>
      <text:p text:style-name="P1"/>
      <text:p text:style-name="P1">3) Isabela faz</text:p>
      <text:p text:style-name="P1"/>
      <text:p text:style-name="P1">4) Pererón faz!</text:p>
      <text:p text:style-name="P1"/>
      <text:p text:style-name="P1"/>
      <text:p text:style-name="P1">TCC</text:p>
      <text:p text:style-name="P1"/>
      <text:p text:style-name="P1">1) Introdução: Alejandro</text:p>
      <text:list xml:id="list7002416608248188301" text:style-name="L1">
        <text:list-item>
          <text:p text:style-name="P2">Visão geral do TCC</text:p>
        </text:list-item>
        <text:list-item>
          <text:p text:style-name="P2">Sobre o cliente</text:p>
        </text:list-item>
        <text:list-item>
          <text:p text:style-name="P2">O que é TCC?</text:p>
        </text:list-item>
        <text:list-item>
          <text:p text:style-name="P4">O profissional de SI – é pra ter na intro antiga</text:p>
        </text:list-item>
        <text:list-item>
          <text:p text:style-name="P2">Descrição dos capítulos no fim. - só dos capítulos desenvolvidos</text:p>
        </text:list-item>
      </text:list>
      <text:p text:style-name="P1"/>
      <text:p text:style-name="P1"><text:tab/>1.1) Objetivos: <text:span text:style-name="T1">Isabela</text:span></text:p>
      <text:p text:style-name="P1"><text:tab/><text:tab/>1.1.1) Obj. Gerais – <text:span text:style-name="T1">objetivos do TCC</text:span></text:p>
      <text:p text:style-name="P3"><text:tab/><text:tab/>1.1.2) Obj. Específicos – levantamento teórico sobre o assunto <text:span text:style-name="T1">XYZ para alcançar o <text:tab/><text:tab/>objetivo tal. Descrito com detalhes</text:span></text:p>
      <text:p text:style-name="P1"/>
      <text:p text:style-name="P6"><text:tab/>1.2) Procedimentos de pesquisa: Pererón</text:p>
      <text:list xml:id="list1499233474685117500" text:style-name="L3">
        <text:list-item>
          <text:p text:style-name="P9"><text:span text:style-name="T1">não é necessário a parte teórica da metodologia, basta dizer quais os procedimentos e como será utilizado. PESQUISA-AÇÃO: identificar um problema e solucionar (tem que ter no TCC).</text:span></text:p>
        </text:list-item>
      </text:list>
      <text:p text:style-name="P10"/>
      <text:p text:style-name="P6">2) Fundamentação teórica</text:p>
      <text:list xml:id="list435455810564818249" text:style-name="L4">
        <text:list-item>
          <text:p text:style-name="P7">Pesquisa bibliográfica</text:p>
        </text:list-item>
      </text:list>
      <text:p text:style-name="P6"/>
      <text:list xml:id="list8987718769008281977" text:style-name="L5">
        <text:list-item>
          <text:p text:style-name="P8">Pensamento Sistemico:</text:p>
          <text:list>
            <text:list-item>
              <text:p text:style-name="P8">Metodologia de resolução de problemas organizacionais: Metodologia de software</text:p>
            </text:list-item>
            <text:list-item>
              <text:p text:style-name="P8">Organizações orientadas a processos ou Organização orientada a função?</text:p>
              <text:p text:style-name="P8"/>
            </text:list-item>
          </text:list>
        </text:list-item>
        <text:list-item>
          <text:p text:style-name="P8">Sistema de Informação – definição simples, de sentido amplo que afunila no Software – Usar diagramas (figuras)</text:p>
          <text:list>
            <text:list-item>
              <text:p text:style-name="P8">Definição</text:p>
            </text:list-item>
            <text:list-item>
              <text:p text:style-name="P8">Tipos</text:p>
            </text:list-item>
            <text:list-item>
              <text:p text:style-name="P8">componentes: ambiente, organização, pessoas e tecnologia</text:p>
            </text:list-item>
            <text:list-item>
              <text:p text:style-name="P8">Níveis e funções organizacionais (operacional, tático, estratégico)</text:p>
            </text:list-item>
          </text:list>
        </text:list-item>
      </text:list>
      <text:p text:style-name="P6"/>
      <text:list xml:id="list201630881339490" text:continue-numbering="true" text:style-name="L5">
        <text:list-item>
          <text:p text:style-name="P8">engenharia de Software</text:p>
          <text:list>
            <text:list-item>
              <text:p text:style-name="P8">Gerenciamento de configura<text:span text:style-name="T2">ção de software (GCS) = todo e qualquer arquivo gerado no TCC tem que ter controle de versão. Tem que ter documentado todas das mudanças, o porque elas ocorreram, quem fez, quem o responsável.</text:span></text:p>
              <text:list>
                <text:list-item>
                  <text:p text:style-name="P11"><text:span text:style-name="T2">Controle de versão</text:span></text:p>
                </text:list-item>
                <text:list-item>
                  <text:p text:style-name="P12">controle de mudança</text:p>
                </text:list-item>
                <text:list-item>
                  <text:p text:style-name="P12">Integração contínua</text:p>
                </text:list-item>
              </text:list>
            </text:list-item>
            <text:list-item>
              <text:p text:style-name="P12"><text:soft-page-break/>modelos de ciclo de vida em Eng. SW ou desenvolver teoricamente o iterativo e incremental ou ágil.</text:p>
            </text:list-item>
            <text:list-item>
              <text:p text:style-name="P12">Metodologia e métodos</text:p>
              <text:list>
                <text:list-item>
                  <text:p text:style-name="P12">modelo para banco de dados: MER ou SGBDOO</text:p>
                  <text:list>
                    <text:list-item>
                      <text:p text:style-name="P5">Se iterativo: RUP</text:p>
                    </text:list-item>
                    <text:list-item>
                      <text:p text:style-name="P16">senão: Scrum, FDD, ou qual será o utilizado. - Cristiano já disse que não dá muito certo para TCC!!!</text:p>
                    </text:list-item>
                  </text:list>
                </text:list-item>
              </text:list>
            </text:list-item>
          </text:list>
        </text:list-item>
      </text:list>
      <text:list xml:id="list3316828719764934074" text:style-name="L6">
        <text:list-item>
          <text:p text:style-name="P14"><text:span text:style-name="T3">interface</text:span></text:p>
        </text:list-item>
      </text:list>
      <text:p text:style-name="P13"><text:span text:style-name="T3"/></text:p>
      <text:p text:style-name="P13"><text:span text:style-name="T3">3) Estudo de caso</text:span></text:p>
      <text:list xml:id="list9153553371344744417" text:style-name="L8">
        <text:list-item>
          <text:p text:style-name="P15"><text:span text:style-name="T3">Característcas da organização</text:span></text:p>
          <text:list>
            <text:list-item>
              <text:p text:style-name="P15"><text:span text:style-name="T3">missão, visão e valores</text:span></text:p>
            </text:list-item>
            <text:list-item>
              <text:p text:style-name="P15"><text:span text:style-name="T3">análise SWOT</text:span></text:p>
            </text:list-item>
            <text:list-item>
              <text:p text:style-name="P15"><text:span text:style-name="T3">informações do planejamento estratégico: somente se o cliente tiver!</text:span></text:p>
            </text:list-item>
            <text:list-item>
              <text:p text:style-name="P15"><text:span text:style-name="T3">BPMN: Como está e como ficará</text:span></text:p>
            </text:list-item>
            <text:list-item>
              <text:p text:style-name="P15"><text:span text:style-name="T3">Identificação </text:span><text:span text:style-name="T4">o problema</text:span></text:p>
            </text:list-item>
            <text:list-item>
              <text:p text:style-name="P15"><text:span text:style-name="T3">ROI: custos reais!</text:span></text:p>
              <text:list>
                <text:list-item>
                  <text:p text:style-name="P15"><text:span text:style-name="T3">Custos mão de obra: mensalidade de todos </text:span><text:span text:style-name="T4">dividido pelas horas de trabalho.</text:span></text:p>
                </text:list-item>
              </text:list>
            </text:list-item>
          </text:list>
        </text:list-item>
      </text:list>
      <text:p text:style-name="P17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9:24:05.646000000</meta:creation-date>
    <dc:date>2017-08-25T20:16:28.657000000</dc:date>
    <meta:editing-duration>PT49S</meta:editing-duration>
    <meta:editing-cycles>1</meta:editing-cycles>
    <meta:document-statistic meta:table-count="0" meta:image-count="0" meta:object-count="0" meta:page-count="2" meta:paragraph-count="49" meta:word-count="348" meta:character-count="2089" meta:non-whitespace-character-count="1807"/>
    <meta:generator>LibreOffice/4.4.3.2$Windows_x86 LibreOffice_project/88805f81e9fe61362df02b9941de8e38a9b5fd16</meta:generator>
  </office:meta>
</office:document-meta>
</file>